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pt" fo:country="BR"/>
    </style:style>
    <style:style style:name="P5" style:family="paragraph" style:parent-style-name="Standard">
      <style:paragraph-properties fo:text-align="end" style:justify-single-word="false"/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>Resumo : Arquitetura Híbrida para Robôs Móveis Baseada em Funções de Navegação com Interação Humana.</text:p>
      <text:p text:style-name="P1"/>
      <text:p text:style-name="P1"/>
      <text:p text:style-name="P1"/>
      <text:p text:style-name="P4"><text:tab/>Apesar da autonomia buscada pela robótica, principalmente a robótica móvel, não se pode deixar de lado o seu contexto de aplicação que estão associadas a tarefas envolvendo as pessoas direta ou indiretamente. A navegação autônoma de um robô se baseia em tomadas de decisões delegadas e não necessariamente por um “livre arbítrio” da máquina. Por mais robustos que sejam os mecanismos criados para atribuir autonomia ao equipamento, esta delegação não é total, ou não o deva ser. Alguma operação tanto retomada de controle, contingencial ou até mesmo de introdução <text:s text:c="2"/>de mudança local no planejamento de navegação é necessária ser levada em conta no projeto de robôs principalmente móveis e autônomos. Partindo dessas premissas a modelagem de uma arquitetura para a construção do robô móvel deverá levar em conta estas interações. Esta arquitetura terá basicamente uma relação forte com o mecanismo com que o robô percebe o ambiente e será caracterizada desta forma, podendo ser deliberativa, onde uma série de tomada de decisões são executadas a partir de um planejamento baseado no modelo do ambiente, podendo ser reativa, tendo a informação sensorial imediata como tomada de decisão, ou de forma híbrida combinando as abordagens reativas e deliberativas.</text:p>
      <text:p text:style-name="P4"><text:tab/>A arquitetura do robô requer um modelo de planejamento dos movimentos do mesmo e deve ser construído com base nas características do problema a ser tratado. Quando as caraterísticas do problema permitem um planejamento local um modelo deliberativo baseado em mapas é a opção mais usual, estes mapas globais podem ser estruturados para o tratamento a partir de algoritmos clássicos como diagrama de Voronoi e decomposição celular. Porém modelos mais sofisticados que levam em conta as características físicas e cinemáticas do veículo juntamente com estratégias probabilísticas são mais poderosas em termos de robustez. Abordagens de navegação baseada em campos potenciais permitem ainda um planejamento local, sem a necessidade do completo conhecimento do ambiente.</text:p>
      <text:p text:style-name="P4"><text:tab/>No no trabalho apresentado foi introduzida uma arquitetura híbrida com possibilidade de interação humana com o planejador e atuadores do veículo, permitindo uma autonomia do sistema robótico juntamente com mudanças de tomada de decisão do usuário. Desta forma foi atribuído um controle deliberativo para o planejamento de navegação baseado no mapeamento do ambiente juntamente com o controle reativo para a detecção de obstáculos e demais componentes não mapeados no ambiente. Já a interação do usuário pode ocorrer tanto no âmbito deliberativo, como uma mudança de objetivo, quanto no âmbito reativo ao solicitar uma aproximação a algo considerado obstáculo. Este projeto foi aplicado em uma cadeira de rodas para a navegação autônoma permitindo então a interatividade do usuário no controle do equipamento. O planejador da navegação autônoma foi baseado na técnica RRT (Rapidly-exploring Random Trees) que é um modelo que gera trajetórias baseadas no mapeamento do ambiente e um destino estabelecido, levando em conta na modelagem os aspectos físicos e cinemáticos do veículo, permitindo um deslocamento suave. O RRT explora a ambiente através da construção de uma árvore de possíveis rotas, rotas estas que levam em consideração a capacidade real do veículo de fazer as manobras. A partir desta exploração do ambiente pelas possíveis rotas é escolhida a mais adequada. </text:p>
      <text:p text:style-name="P4"><text:tab/>Foi possível ver que as técnicas escolhidas e a arquitetura do sistema se adaptaram bem na concepção de um veículo autônomo com interação do usuário onde mais uma vez uma arquitetura híbrida se demonstrou a mais adequada para problemas reais.</text:p>
      <text:p text:style-name="P4"/>
      <text:p text:style-name="P1"/>
      <text:p text:style-name="P1"/>
      <text:p text:style-name="P5">Rafael Luiz Klas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29cm" fo:margin-bottom="1.62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6T21:02:04.58</meta:creation-date>
    <dc:date>2012-04-17T11:18:20.26</dc:date>
    <meta:editing-duration>PT13H54M51S</meta:editing-duration>
    <meta:editing-cycles>5</meta:editing-cycles>
    <meta:generator>LibreOffice/3.4$Win32 LibreOffice_project/340m1$Build-103</meta:generator>
    <meta:document-statistic meta:table-count="0" meta:image-count="0" meta:object-count="0" meta:page-count="1" meta:paragraph-count="0" meta:word-count="576" meta:character-count="3755" meta:non-whitespace-character-count="3178"/>
  </office:meta>
</office:document-meta>
</file>